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e44" officeooo:paragraph-rsid="001a5e44"/>
    </style:style>
    <style:style style:name="P2" style:family="paragraph" style:parent-style-name="Standard">
      <style:text-properties officeooo:rsid="001a6313" officeooo:paragraph-rsid="001a6313"/>
    </style:style>
    <style:style style:name="P3" style:family="paragraph" style:parent-style-name="Standard">
      <style:text-properties officeooo:rsid="001a6313" officeooo:paragraph-rsid="0038b4c9"/>
    </style:style>
    <style:style style:name="P4" style:family="paragraph" style:parent-style-name="Standard">
      <style:text-properties officeooo:rsid="0038b4c9" officeooo:paragraph-rsid="0038b4c9"/>
    </style:style>
    <style:style style:name="P5" style:family="paragraph" style:parent-style-name="Standard">
      <style:text-properties officeooo:rsid="003a4a56" officeooo:paragraph-rsid="003a4a56"/>
    </style:style>
    <style:style style:name="T1" style:family="text">
      <style:text-properties officeooo:rsid="001a6313"/>
    </style:style>
    <style:style style:name="T2" style:family="text">
      <style:text-properties officeooo:rsid="0036e1f2"/>
    </style:style>
    <style:style style:name="T3" style:family="text">
      <style:text-properties officeooo:rsid="0038b4c9"/>
    </style:style>
    <style:style style:name="T4" style:family="text">
      <style:text-properties officeooo:rsid="003a4a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Statically Typed Language: In this type, the data types of variables are explicitly defined at the compile time <text:s text:c="2"/></text:p>
      <text:p text:style-name="P1"/>
      <text:p text:style-name="P1">Dynamically Typed <text:s/>Language: the data type of variables are determined at runtime.</text:p>
      <text:p text:style-name="P1"/>
      <text:p text:style-name="P1">Strongly Typed Language : Strongly care about the type. It means the compiler will check the compatibility <text:span text:style-name="T1">of data types and prevent any operation between incompatible types</text:span></text:p>
      <text:p text:style-name="P1"/>
      <text:p text:style-name="P2">Loosely Typed Language : Here, it doesn’t care about the type and allowing for more flexibility in operation between different data types. </text:p>
      <text:p text:style-name="P2"/>
      <text:p text:style-name="P2"/>
      <text:p text:style-name="P3">2.</text:p>
      <text:p text:style-name="P3"/>
      <text:p text:style-name="P3"><text:span text:style-name="T2">Case Sensitive: In <text:s/>this type languages, uppercase and lowercase letters are consider</text:span><text:span text:style-name="T3">ed that means if we declare <text:s/>a variable as “myInt” and if we try to access it by using “Myint” or something else <text:s/>it would not be consider as the same variable. </text:span></text:p>
      <text:p text:style-name="P3"/>
      <text:p text:style-name="P4">Case Insensitive Languages : In this <text:s/>type, <text:s/>the language does not differentiate <text:s/>between upper case and lower case characters. “myInt” and “Myint” would be considered as <text:s/>same variable.</text:p>
      <text:p text:style-name="P4"/>
      <text:p text:style-name="P4">Case Sensitive-Insensitive- This <text:s/>type <text:s/>language <text:s/><text:span text:style-name="T4">refers to combination of <text:s/>both approaches within the same programming language. Certain aspects are case sensitive while others <text:s/>are case insensitive.</text:span></text:p>
      <text:p text:style-name="P4"/>
      <text:p text:style-name="P5">Java-Case Sensitive, Identifiers like variable names,method names, class names <text:s/>are case sensitive in java. Myint and myInt would be considered as different variables <text:s/>in jav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8:51:47.119054610</meta:creation-date>
    <meta:generator>LibreOffice/7.3.7.2$Linux_X86_64 LibreOffice_project/30$Build-2</meta:generator>
    <dc:date>2023-08-01T00:03:44.885404930</dc:date>
    <meta:editing-duration>PT8M22S</meta:editing-duration>
    <meta:editing-cycles>1</meta:editing-cycles>
    <meta:document-statistic meta:table-count="0" meta:image-count="0" meta:object-count="0" meta:page-count="1" meta:paragraph-count="10" meta:word-count="203" meta:character-count="1320" meta:non-whitespace-character-count="1107"/>
  </office:meta>
</office:document-meta>
</file>